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3-05T11:04:01.816080039</dc:date>
    <meta:editing-duration>P1DT5H19M34S</meta:editing-duration>
    <meta:editing-cycles>397</meta:editing-cycles>
    <meta:generator>LibreOffice/24.8.5.2$Linux_X86_64 LibreOffice_project/480$Build-2</meta:generator>
    <meta:document-statistic meta:table-count="0" meta:image-count="0" meta:object-count="0" meta:page-count="1" meta:paragraph-count="27" meta:word-count="539" meta:character-count="638" meta:non-whitespace-character-count="619"/>
  </office:meta>
</office:document-meta>
</file>